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40000008D873E296C9D81C04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032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7.303cm"/>
    </style:style>
    <style:style style:name="Tabela1.D" style:family="table-column">
      <style:table-column-properties style:column-width="4.284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background-color="#dfdfdf" fo:padding-left="0.191cm" fo:padding-right="0.191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dfdfdf" fo:padding-left="0.191cm" fo:padding-right="0.191cm" fo:padding-top="0cm" fo:padding-bottom="0cm" fo:border="0.1pt solid #000000" style:writing-mode="lr-tb">
        <style:background-image/>
      </style:table-cell-properties>
    </style:style>
    <style:style style:name="Tabela1.A2" style:family="table-cell">
      <style:table-cell-properties style:vertical-align="bottom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9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9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9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10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10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11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11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1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1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1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12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1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1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1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13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1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1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1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14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1.A15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B15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C15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1.D15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4.605cm" table:align="center" style:writing-mode="lr-tb"/>
    </style:style>
    <style:style style:name="Tabela2.A" style:family="table-column">
      <style:table-column-properties style:column-width="5.239cm"/>
    </style:style>
    <style:style style:name="Tabela2.B" style:family="table-column">
      <style:table-column-properties style:column-width="9.366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background-color="#cccccc" fo:padding-left="0.191cm" fo:padding-right="0.191cm" fo:padding-top="0cm" fo:padding-bottom="0cm" fo:border-left="1pt solid #000000" fo:border-right="none" fo:border-top="1pt solid #000000" fo:border-bottom="0.1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1pt solid #000000" fo:border-right="1pt solid #000000" fo:border-top="1pt solid #000000" fo:border-bottom="0.1pt solid #000000" style:writing-mode="lr-tb"/>
    </style:style>
    <style:style style:name="Tabela2.A2" style:family="table-cell">
      <style:table-cell-properties style:vertical-align="top" fo:background-color="#cccccc" fo:padding-left="0.191cm" fo:padding-right="0.191cm" fo:padding-top="0cm" fo:padding-bottom="0cm" fo:border-left="1pt solid #000000" fo:border-right="none" fo:border-top="none" fo:border-bottom="0.1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0.1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0.1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0.1pt solid #000000" style:writing-mode="lr-tb"/>
    </style:style>
    <style:style style:name="Tabela3" style:family="table">
      <style:table-properties style:width="14.605cm" table:align="center" style:writing-mode="lr-tb"/>
    </style:style>
    <style:style style:name="Tabela3.A" style:family="table-column">
      <style:table-column-properties style:column-width="4.921cm"/>
    </style:style>
    <style:style style:name="Tabela3.B" style:family="table-column">
      <style:table-column-properties style:column-width="9.684cm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top" fo:background-color="#cccccc" fo:padding-left="0.191cm" fo:padding-right="0.191cm" fo:padding-top="0cm" fo:padding-bottom="0cm" fo:border-left="1pt solid #000000" fo:border-right="none" fo:border-top="1pt solid #000000" fo:border-bottom="0.1pt solid #000000" style:writing-mode="lr-tb">
        <style:background-image/>
      </style:table-cell-properties>
    </style:style>
    <style:style style:name="Tabela3.B1" style:family="table-cell">
      <style:table-cell-properties style:vertical-align="top" fo:padding-left="0.191cm" fo:padding-right="0.191cm" fo:padding-top="0cm" fo:padding-bottom="0cm" fo:border-left="1pt solid #000000" fo:border-right="1pt solid #000000" fo:border-top="1pt solid #000000" fo:border-bottom="0.1pt solid #000000" style:writing-mode="lr-tb"/>
    </style:style>
    <style:style style:name="Tabela3.A2" style:family="table-cell">
      <style:table-cell-properties style:vertical-align="top" fo:background-color="#cccccc" fo:padding-left="0.191cm" fo:padding-right="0.191cm" fo:padding-top="0cm" fo:padding-bottom="0cm" fo:border-left="1pt solid #000000" fo:border-right="none" fo:border-top="none" fo:border-bottom="0.1pt solid #000000" style:writing-mode="lr-tb">
        <style:background-image/>
      </style:table-cell-properties>
    </style:style>
    <style:style style:name="Tabela3.B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0.1pt solid #000000" style:writing-mode="lr-tb"/>
    </style:style>
    <style:style style:name="Tabela3.B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0.1pt solid #000000" style:writing-mode="lr-tb"/>
    </style:style>
    <style:style style:name="Tabela3.B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0.1pt solid #000000" style:writing-mode="lr-tb"/>
    </style:style>
    <style:style style:name="Tabela3.A5" style:family="table-cell">
      <style:table-cell-properties style:vertical-align="top" fo:background-color="#cccccc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3.B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ela4" style:family="table">
      <style:table-properties style:width="15.653cm" fo:margin-left="-0.141cm" table:align="left" style:writing-mode="lr-tb"/>
    </style:style>
    <style:style style:name="Tabela4.A" style:family="table-column">
      <style:table-column-properties style:column-width="3.909cm"/>
    </style:style>
    <style:style style:name="Tabela4.D" style:family="table-column">
      <style:table-column-properties style:column-width="3.912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top" fo:background-color="#cccccc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.D1" style:family="table-cell">
      <style:table-cell-properties style:vertical-align="top" fo:background-color="#cccccc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ela4.A2" style:family="table-cell">
      <style:table-cell-properties style:vertical-align="top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ela4.D2" style:family="table-cell">
      <style:table-cell-properties style:vertical-align="top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ela4.A3" style:family="table-cell">
      <style:table-cell-properties style:vertical-align="top" fo:padding-left="0.123cm" fo:padding-right="0.123cm" fo:padding-top="0cm" fo:padding-bottom="0cm" fo:border-left="0.1pt solid #000000" fo:border-right="none" fo:border-top="none" fo:border-bottom="0.5pt solid #000000" style:writing-mode="lr-tb"/>
    </style:style>
    <style:style style:name="Tabela4.B3" style:family="table-cell">
      <style:table-cell-properties style:vertical-align="top" fo:padding-left="0.123cm" fo:padding-right="0.123cm" fo:padding-top="0cm" fo:padding-bottom="0cm" fo:border-left="0.1pt solid #000000" fo:border-right="none" fo:border-top="none" fo:border-bottom="0.5pt solid #000000" style:writing-mode="lr-tb"/>
    </style:style>
    <style:style style:name="Tabela4.C3" style:family="table-cell">
      <style:table-cell-properties style:vertical-align="top" fo:padding-left="0.123cm" fo:padding-right="0.123cm" fo:padding-top="0cm" fo:padding-bottom="0cm" fo:border-left="0.1pt solid #000000" fo:border-right="none" fo:border-top="none" fo:border-bottom="0.5pt solid #000000" style:writing-mode="lr-tb"/>
    </style:style>
    <style:style style:name="Tabela4.D3" style:family="table-cell">
      <style:table-cell-properties style:vertical-align="top" fo:padding-left="0.123cm" fo:padding-right="0.123cm" fo:padding-top="0cm" fo:padding-bottom="0cm" fo:border-left="0.1pt solid #000000" fo:border-right="0.1pt solid #000000" fo:border-top="none" fo:border-bottom="0.5pt solid #000000" style:writing-mode="lr-tb"/>
    </style:style>
    <style:style style:name="Tabela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453cm" table:align="center" style:writing-mode="lr-tb"/>
    </style:style>
    <style:style style:name="Tabela5.A" style:family="table-column">
      <style:table-column-properties style:column-width="5.239cm"/>
    </style:style>
    <style:style style:name="Tabela5.B" style:family="table-column">
      <style:table-column-properties style:column-width="10.215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top" fo:background-color="#cccccc" fo:padding-left="0.191cm" fo:padding-right="0.191cm" fo:padding-top="0cm" fo:padding-bottom="0cm" fo:border-left="1pt solid #000000" fo:border-right="none" fo:border-top="1pt solid #000000" fo:border-bottom="0.1pt solid #000000" style:writing-mode="lr-tb">
        <style:background-image/>
      </style:table-cell-properties>
    </style:style>
    <style:style style:name="Tabela5.B1" style:family="table-cell">
      <style:table-cell-properties style:vertical-align="top" fo:padding-left="0.191cm" fo:padding-right="0.191cm" fo:padding-top="0cm" fo:padding-bottom="0cm" fo:border-left="1pt solid #000000" fo:border-right="1pt solid #000000" fo:border-top="1pt solid #000000" fo:border-bottom="0.1pt solid #000000" style:writing-mode="lr-tb"/>
    </style:style>
    <style:style style:name="Tabela5.A2" style:family="table-cell">
      <style:table-cell-properties style:vertical-align="top" fo:background-color="#cccccc" fo:padding-left="0.191cm" fo:padding-right="0.191cm" fo:padding-top="0cm" fo:padding-bottom="0cm" fo:border-left="1pt solid #000000" fo:border-right="none" fo:border-top="none" fo:border-bottom="0.5pt solid #000000" style:writing-mode="lr-tb">
        <style:background-image/>
      </style:table-cell-properties>
    </style:style>
    <style:style style:name="Tabela5.B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0.5pt solid #000000" style:writing-mode="lr-tb"/>
    </style:style>
    <style:style style:name="Tabela5.A3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3" style:family="table-cell">
      <style:table-cell-properties style:vertical-align="top" fo:padding-left="0.191cm" fo:padding-right="0.191cm" fo:padding-top="0cm" fo:padding-bottom="0cm" fo:border-left="1pt solid #000000" fo:border-right="0.5pt solid #000000" fo:border-top="0.5pt solid #000000" fo:border-bottom="0.5pt solid #000000" style:writing-mode="lr-tb"/>
    </style:style>
    <style:style style:name="Tabela5.A4" style:family="table-cell">
      <style:table-cell-properties style:vertical-align="top" fo:background-color="#cccccc" fo:padding-left="0.191cm" fo:padding-right="0.191cm" fo:padding-top="0cm" fo:padding-bottom="0cm" fo:border-left="1pt solid #000000" fo:border-right="none" fo:border-top="0.5pt solid #000000" fo:border-bottom="0.1pt solid #000000" style:writing-mode="lr-tb">
        <style:background-image/>
      </style:table-cell-properties>
    </style:style>
    <style:style style:name="Tabela5.B4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1pt solid #000000" style:writing-mode="lr-tb"/>
    </style:style>
    <style:style style:name="Tabela5.A5" style:family="table-cell">
      <style:table-cell-properties style:vertical-align="top" fo:background-color="#cccccc" fo:padding-left="0.191cm" fo:padding-right="0.191cm" fo:padding-top="0cm" fo:padding-bottom="0cm" fo:border-left="1pt solid #000000" fo:border-right="none" fo:border-top="none" fo:border-bottom="0.1pt solid #000000" style:writing-mode="lr-tb">
        <style:background-image/>
      </style:table-cell-properties>
    </style:style>
    <style:style style:name="Tabela5.B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0.1pt solid #000000" style:writing-mode="lr-tb"/>
    </style:style>
    <style:style style:name="P1" style:family="paragraph" style:parent-style-name="Heading_20_1">
      <style:text-properties style:font-name="Trebuchet MS" style:font-name-complex="Trebuchet MS"/>
    </style:style>
    <style:style style:name="P2" style:family="paragraph" style:parent-style-name="Heading_20_1">
      <style:text-properties style:font-name="Trebuchet MS" officeooo:paragraph-rsid="00123345" style:font-name-complex="Trebuchet MS"/>
    </style:style>
    <style:style style:name="P3" style:family="paragraph" style:parent-style-name="Standard">
      <style:text-properties style:font-name="Trebuchet MS" fo:font-size="18pt" fo:language="pt" fo:country="BR" style:font-size-asian="18pt" style:font-name-complex="Trebuchet MS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0pt" fo:font-style="italic" style:font-size-asian="10pt" style:font-style-asian="italic" style:font-name-complex="Arial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Trebuchet MS" fo:font-size="10pt" fo:font-style="italic" style:font-size-asian="10pt" style:font-style-asian="italic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0pt" fo:font-style="italic" style:font-size-asian="10pt" style:font-style-asian="italic" style:font-name-complex="Arial" style:font-size-complex="10pt" style:font-style-complex="italic" style:font-weight-complex="bold"/>
    </style:style>
    <style:style style:name="P7" style:family="paragraph" style:parent-style-name="Standard" style:list-style-name="WW8Num2">
      <style:text-properties style:font-name="Trebuchet MS" fo:font-size="10pt" style:font-size-asian="10pt" style:font-name-complex="Trebuchet MS" style:font-size-complex="10pt"/>
    </style:style>
    <style:style style:name="P8" style:family="paragraph" style:parent-style-name="Standard">
      <style:paragraph-properties fo:line-height="150%"/>
      <style:text-properties style:font-name="Trebuchet MS" fo:font-weight="bold" style:font-weight-asian="bold" style:font-name-complex="Arial"/>
    </style:style>
    <style:style style:name="P9" style:family="paragraph" style:parent-style-name="Standard">
      <style:text-properties style:font-name="Trebuchet MS" fo:language="en" fo:country="US" style:font-name-complex="Ari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WW8Num2"/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margin-left="0cm" fo:margin-right="0.635cm" fo:text-indent="0cm" style:auto-text-indent="false"/>
    </style:style>
    <style:style style:name="P14" style:family="paragraph" style:parent-style-name="Text_20_body">
      <style:text-properties style:font-name="Trebuchet MS" style:font-name-complex="Trebuchet MS"/>
    </style:style>
    <style:style style:name="P15" style:family="paragraph" style:parent-style-name="Text_20_body">
      <style:paragraph-properties fo:text-align="start" style:justify-single-word="false"/>
      <style:text-properties style:font-name="Trebuchet MS" style:font-name-complex="Trebuchet MS"/>
    </style:style>
    <style:style style:name="P16" style:family="paragraph" style:parent-style-name="Text_20_body">
      <style:text-properties style:font-name="Trebuchet MS" fo:font-weight="bold" style:font-weight-asian="bold" style:font-name-complex="Trebuchet MS" style:font-weight-complex="bold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text-properties officeooo:paragraph-rsid="00123345"/>
    </style:style>
    <style:style style:name="P19" style:family="paragraph" style:parent-style-name="Text_20_body">
      <style:paragraph-properties fo:margin-left="0.127cm" fo:margin-right="0cm" fo:text-indent="0cm" style:auto-text-indent="false" fo:keep-with-next="always"/>
    </style:style>
    <style:style style:name="P20" style:family="paragraph" style:parent-style-name="Text_20_body">
      <style:paragraph-properties fo:margin-left="0.127cm" fo:margin-right="0cm" fo:text-indent="0cm" style:auto-text-indent="false" fo:keep-with-next="always"/>
      <style:text-properties style:font-name="Trebuchet MS" style:font-name-complex="Trebuchet MS"/>
    </style:style>
    <style:style style:name="P21" style:family="paragraph" style:parent-style-name="Text_20_body">
      <style:paragraph-properties fo:margin-left="0.127cm" fo:margin-right="0cm" fo:text-indent="0cm" style:auto-text-indent="false"/>
      <style:text-properties style:font-name="Trebuchet MS" style:font-name-complex="Trebuchet MS"/>
    </style:style>
    <style:style style:name="P22" style:family="paragraph" style:parent-style-name="Heading_20_3">
      <style:text-properties style:font-name="Trebuchet MS" style:font-name-complex="Trebuchet MS"/>
    </style:style>
    <style:style style:name="P23" style:family="paragraph" style:parent-style-name="Heading">
      <style:paragraph-properties fo:text-align="end" style:justify-single-word="false"/>
      <style:text-properties style:font-name="Trebuchet MS" fo:font-size="10pt" style:font-size-asian="10pt" style:font-name-complex="Trebuchet MS" style:font-size-complex="10pt"/>
    </style:style>
    <style:style style:name="P24" style:family="paragraph" style:parent-style-name="Heading">
      <style:paragraph-properties fo:text-align="end" style:justify-single-word="false"/>
      <style:text-properties style:font-name="Trebuchet MS" style:font-name-complex="Trebuchet MS"/>
    </style:style>
    <style:style style:name="P25" style:family="paragraph" style:parent-style-name="Heading">
      <style:text-properties style:font-name="Trebuchet MS" fo:language="pt" fo:country="BR" style:font-name-complex="Trebuchet MS"/>
    </style:style>
    <style:style style:name="P26" style:family="paragraph" style:parent-style-name="Heading">
      <style:paragraph-properties fo:text-align="end" style:justify-single-word="false"/>
      <style:text-properties style:font-name="Trebuchet MS" fo:language="pt" fo:country="BR" style:font-name-complex="Trebuchet MS"/>
    </style:style>
    <style:style style:name="P27" style:family="paragraph" style:parent-style-name="Heading" style:master-page-name="Standard">
      <style:paragraph-properties fo:text-align="end" style:justify-single-word="false" style:page-number="auto"/>
      <style:text-properties style:font-name="Trebuchet MS" fo:font-size="10pt" style:font-size-asian="10pt" style:font-name-complex="Trebuchet MS" style:font-size-complex="10pt"/>
    </style:style>
    <style:style style:name="P28" style:family="paragraph" style:parent-style-name="Heading_20_2">
      <style:text-properties style:font-name="Trebuchet MS" style:font-name-complex="Trebuchet MS"/>
    </style:style>
    <style:style style:name="P29" style:family="paragraph" style:parent-style-name="Heading_20_2" style:list-style-name="">
      <style:paragraph-properties fo:margin-left="0cm" fo:margin-right="0cm" fo:text-indent="0cm" style:auto-text-indent="false"/>
      <style:text-properties style:font-name="Trebuchet MS" style:font-name-complex="Trebuchet MS"/>
    </style:style>
    <style:style style:name="P30" style:family="paragraph" style:parent-style-name="Header">
      <style:paragraph-properties fo:text-align="center" style:justify-single-word="false"/>
    </style:style>
    <style:style style:name="P31" style:family="paragraph" style:parent-style-name="Header">
      <style:paragraph-properties fo:text-align="end" style:justify-single-word="false"/>
      <style:text-properties style:font-name="Arial" fo:font-size="12pt" fo:font-weight="bold" style:font-size-asian="12pt" style:font-weight-asian="bold" style:font-name-complex="Arial"/>
    </style:style>
    <style:style style:name="P32" style:family="paragraph" style:parent-style-name="Header">
      <style:paragraph-properties fo:text-align="end" style:justify-single-word="false"/>
      <style:text-properties style:font-name="Arial" fo:font-size="12pt" style:font-size-asian="12pt" style:font-name-complex="Arial"/>
    </style:style>
    <style:style style:name="P33" style:family="paragraph" style:parent-style-name="Contents_20_1">
      <style:text-properties style:font-name="Trebuchet MS" style:font-name-complex="Trebuchet MS"/>
    </style:style>
    <style:style style:name="P34" style:family="paragraph" style:parent-style-name="Contents_20_2" style:list-style-name="">
      <style:text-properties fo:font-variant="normal" fo:text-transform="none" style:font-name="Trebuchet MS" fo:font-size="12pt" fo:language="pt" fo:country="BR" style:font-size-asian="12pt" style:language-asian="none" style:country-asian="none" style:font-name-complex="Trebuchet MS" style:font-size-complex="12pt"/>
    </style:style>
    <style:style style:name="P35" style:family="paragraph" style:parent-style-name="CMM10_5f_Titulo_5f_Capa">
      <style:paragraph-properties fo:margin-left="0cm" fo:margin-right="0cm" fo:text-indent="0cm" style:auto-text-indent="false" fo:break-before="page"/>
      <style:text-properties style:font-name="Trebuchet MS" fo:font-size="16pt" style:font-size-asian="16pt" style:font-name-complex="Arial"/>
    </style:style>
    <style:style style:name="P36" style:family="paragraph" style:parent-style-name="CMM10_5f_Titulo_5f_Capa">
      <style:paragraph-properties fo:margin-left="0cm" fo:margin-right="0cm" fo:text-align="center" style:justify-single-word="false" fo:text-indent="0cm" style:auto-text-indent="false"/>
      <style:text-properties style:font-name="Trebuchet MS" fo:font-size="16pt" style:font-size-asian="16pt" style:font-name-complex="Arial"/>
    </style:style>
    <style:style style:name="P37" style:family="paragraph" style:parent-style-name="CMM10_5f_Titulo">
      <style:text-properties style:font-name="Trebuchet MS" style:font-name-complex="Trebuchet MS"/>
    </style:style>
    <style:style style:name="P38" style:family="paragraph" style:parent-style-name="CMM10_5f_Titulo">
      <style:paragraph-properties fo:break-before="page"/>
      <style:text-properties style:font-name="Trebuchet MS" style:font-name-complex="Trebuchet MS"/>
    </style:style>
    <style:style style:name="P39" style:family="paragraph" style:parent-style-name="CMM10_5f_Titulo">
      <style:paragraph-properties fo:break-before="page"/>
      <style:text-properties fo:text-transform="uppercase" style:font-name="Trebuchet MS" fo:font-size="10pt" fo:font-weight="normal" style:font-size-asian="10pt" style:font-weight-asian="normal" style:font-name-complex="Trebuchet MS" style:font-weight-complex="normal"/>
    </style:style>
    <style:style style:name="P40" style:family="paragraph" style:parent-style-name="CMM10_5f_Titulo" style:list-style-name="" style:master-page-name="Converter_20_1">
      <style:paragraph-properties style:page-number="auto"/>
      <style:text-properties fo:text-transform="uppercase" style:font-name="Trebuchet MS" fo:font-size="11pt" style:font-size-asian="11pt" style:font-name-complex="Trebuchet MS"/>
    </style:style>
    <style:style style:name="P41" style:family="paragraph" style:parent-style-name="PSC_5f_Tabela_5f_Cabecalho">
      <style:text-properties style:font-name="Trebuchet MS" style:font-name-complex="Arial"/>
    </style:style>
    <style:style style:name="T1" style:family="text">
      <style:text-properties style:font-name="Trebuchet MS" fo:font-size="10pt" style:font-size-asian="10pt" style:font-name-complex="Trebuchet MS" style:font-size-complex="10pt"/>
    </style:style>
    <style:style style:name="T2" style:family="text">
      <style:text-properties style:font-name="Trebuchet MS" fo:font-size="10pt" fo:font-style="italic" style:font-size-asian="10pt" style:font-style-asian="italic" style:font-name-complex="Arial" style:font-size-complex="10pt"/>
    </style:style>
    <style:style style:name="T3" style:family="text">
      <style:text-properties style:font-name="Trebuchet MS" fo:font-size="10pt" fo:font-style="italic" style:font-size-asian="10pt" style:font-style-asian="italic" style:font-name-complex="Arial" style:font-size-complex="10pt" style:font-style-complex="italic" style:font-weight-complex="bold"/>
    </style:style>
    <style:style style:name="T4" style:family="text">
      <style:text-properties style:font-name="Trebuchet MS" fo:font-size="10pt" fo:font-style="italic" officeooo:rsid="00123345" style:font-size-asian="10pt" style:font-style-asian="italic" style:font-name-complex="Arial" style:font-size-complex="10pt" style:font-style-complex="italic" style:font-weight-complex="bold"/>
    </style:style>
    <style:style style:name="T5" style:family="text">
      <style:text-properties style:font-name="Trebuchet MS" fo:font-size="10pt" fo:language="en" fo:country="US" style:font-size-asian="10pt" style:font-name-complex="Trebuchet MS" style:font-size-complex="10pt"/>
    </style:style>
    <style:style style:name="T6" style:family="text">
      <style:text-properties style:font-name="Trebuchet MS" style:font-name-complex="Trebuchet MS"/>
    </style:style>
    <style:style style:name="T7" style:family="text">
      <style:text-properties style:font-name="Trebuchet MS" officeooo:rsid="00123345" style:font-name-complex="Trebuchet MS"/>
    </style:style>
    <style:style style:name="T8" style:family="text">
      <style:text-properties style:font-name="Trebuchet MS" officeooo:rsid="0012fe0b" style:font-name-complex="Trebuchet MS"/>
    </style:style>
    <style:style style:name="T9" style:family="text">
      <style:text-properties style:font-name="Trebuchet MS" fo:language="pt" fo:country="BR" style:font-name-complex="Trebuchet MS"/>
    </style:style>
    <style:style style:name="T10" style:family="text">
      <style:text-properties style:font-name="Trebuchet MS" fo:font-size="16pt" style:font-size-asian="16pt" style:font-name-complex="Arial"/>
    </style:style>
    <style:style style:name="T11" style:family="text">
      <style:text-properties style:font-name="Trebuchet MS" fo:language="none" fo:country="none" style:language-asian="none" style:country-asian="none" style:font-name-complex="Trebuchet MS"/>
    </style:style>
    <style:style style:name="T12" style:family="text">
      <style:text-properties fo:language="pt" fo:country="B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none" fo:country="none" style:language-asian="none" style:country-asian="none"/>
    </style:style>
    <style:style style:name="T17" style:family="text">
      <style:text-properties fo:font-variant="normal" fo:text-transform="none" style:font-name="Times New Roman" fo:language="pt" fo:country="BR" fo:font-weight="normal" style:language-asian="none" style:country-asian="none" style:font-weight-asian="normal" style:font-name-complex="Times New Roman" style:font-weight-complex="normal"/>
    </style:style>
    <style:style style:name="T18" style:family="text">
      <style:text-properties fo:font-variant="normal" fo:text-transform="none" style:font-name="Times New Roman" fo:font-size="12pt" fo:language="pt" fo:country="BR" style:font-size-asian="12pt" style:language-asian="none" style:country-asian="none" style:font-name-complex="Times New Roman" style:font-size-complex="12pt"/>
    </style:style>
    <style:style style:name="T19" style:family="text">
      <style:text-properties style:font-name="Times New Roman" fo:font-size="12pt" fo:language="pt" fo:country="BR" style:font-size-asian="12pt" style:language-asian="none" style:country-asian="none" style:font-name-complex="Times New Roman" style:font-size-complex="12pt"/>
    </style:style>
    <style:style style:name="T20" style:family="text">
      <style:text-properties fo:language="en" fo:country="US"/>
    </style:style>
    <style:style style:name="T21" style:family="text">
      <style:text-properties officeooo:rsid="00123345"/>
    </style:style>
    <style:style style:name="T22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21">ILovePet</text:span> <text:span text:style-name="T21">2.0 </text:span>– SISTEMA <text:s/><text:span text:style-name="T21">PARA RELACIONAMENTO ENTRE ANIMAIS DOMÉSTICOS</text:span></text:p>
      <text:p text:style-name="P24"/>
      <text:p text:style-name="P26">Documento de Visão do Negócio</text:p>
      <text:p text:style-name="P3"/>
      <text:p text:style-name="P25"><text:line-break/></text:p>
      <text:p text:style-name="P35">HISTÓRICO DAS REVISÕES</text:p>
      <text:p text:style-name="P3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1">Data</text:p>
          </table:table-cell>
          <table:table-cell table:style-name="Tabela1.A1" office:value-type="string">
            <text:p text:style-name="P41">Versão</text:p>
          </table:table-cell>
          <table:table-cell table:style-name="Tabela1.A1" office:value-type="string">
            <text:p text:style-name="P41">Descrição</text:p>
          </table:table-cell>
          <table:table-cell table:style-name="Tabela1.D1" office:value-type="string">
            <text:p text:style-name="P41">Autor</text:p>
          </table:table-cell>
        </table:table-row>
        <table:table-row table:style-name="Tabela1.1">
          <table:table-cell table:style-name="Tabela1.A2" office:value-type="string">
            <text:p text:style-name="P4"><text:span text:style-name="T21">29</text:span>/<text:span text:style-name="T21">08</text:span>/<text:span text:style-name="T21">18</text:span></text:p>
          </table:table-cell>
          <table:table-cell table:style-name="Tabela1.B2" office:value-type="string">
            <text:p text:style-name="P4">0.0</text:p>
          </table:table-cell>
          <table:table-cell table:style-name="Tabela1.C2" office:value-type="string">
            <text:p text:style-name="P10"><text:span text:style-name="T2">Data Inicial</text:span></text:p>
          </table:table-cell>
          <table:table-cell table:style-name="Tabela1.D2" office:value-type="string">
            <text:p text:style-name="P10"><text:span text:style-name="T4">Josué</text:span><text:span text:style-name="T3"> e ...</text:span></text:p>
          </table:table-cell>
        </table:table-row>
        <table:table-row table:style-name="Tabela1.1">
          <table:table-cell table:style-name="Tabela1.A3" office:value-type="string">
            <text:p text:style-name="P10"><text:span text:style-name="T2"/></text:p>
          </table:table-cell>
          <table:table-cell table:style-name="Tabela1.B3" office:value-type="string">
            <text:p text:style-name="P4">1.0</text:p>
          </table:table-cell>
          <table:table-cell table:style-name="Tabela1.C3" office:value-type="string">
            <text:p text:style-name="P4">Desenvolvimento</text:p>
          </table:table-cell>
          <table:table-cell table:style-name="Tabela1.D3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10"><text:span text:style-name="T2"/></text:p>
          </table:table-cell>
          <table:table-cell table:style-name="Tabela1.B4" office:value-type="string">
            <text:p text:style-name="P4">1.1</text:p>
          </table:table-cell>
          <table:table-cell table:style-name="Tabela1.C4" office:value-type="string">
            <text:p text:style-name="P4">Complemento</text:p>
          </table:table-cell>
          <table:table-cell table:style-name="Tabela1.D4" office:value-type="string">
            <text:p text:style-name="P10"><text:span text:style-name="T3"/></text:p>
          </table:table-cell>
        </table:table-row>
        <table:table-row table:style-name="Tabela1.1">
          <table:table-cell table:style-name="Tabela1.A5" office:value-type="string">
            <text:p text:style-name="P4"/>
          </table:table-cell>
          <table:table-cell table:style-name="Tabela1.B5" office:value-type="string">
            <text:p text:style-name="P4">1.2</text:p>
          </table:table-cell>
          <table:table-cell table:style-name="Tabela1.C5" office:value-type="string">
            <text:p text:style-name="P4">Revisão</text:p>
          </table:table-cell>
          <table:table-cell table:style-name="Tabela1.D5" office:value-type="string">
            <text:p text:style-name="P4"/>
          </table:table-cell>
        </table:table-row>
        <table:table-row table:style-name="Tabela1.1">
          <table:table-cell table:style-name="Tabela1.A6" office:value-type="string">
            <text:p text:style-name="P5"/>
          </table:table-cell>
          <table:table-cell table:style-name="Tabela1.B6" office:value-type="string">
            <text:p text:style-name="P5"/>
          </table:table-cell>
          <table:table-cell table:style-name="Tabela1.C6" office:value-type="string">
            <text:p text:style-name="P5"/>
          </table:table-cell>
          <table:table-cell table:style-name="Tabela1.D6" office:value-type="string">
            <text:p text:style-name="P5"/>
          </table:table-cell>
        </table:table-row>
        <table:table-row table:style-name="Tabela1.1">
          <table:table-cell table:style-name="Tabela1.A7" office:value-type="string">
            <text:p text:style-name="P5"/>
          </table:table-cell>
          <table:table-cell table:style-name="Tabela1.B7" office:value-type="string">
            <text:p text:style-name="P5"/>
          </table:table-cell>
          <table:table-cell table:style-name="Tabela1.C7" office:value-type="string">
            <text:p text:style-name="P5"/>
          </table:table-cell>
          <table:table-cell table:style-name="Tabela1.D7" office:value-type="string">
            <text:p text:style-name="P5"/>
          </table:table-cell>
        </table:table-row>
        <table:table-row table:style-name="Tabela1.1">
          <table:table-cell table:style-name="Tabela1.A8" office:value-type="string">
            <text:p text:style-name="P5"/>
          </table:table-cell>
          <table:table-cell table:style-name="Tabela1.B8" office:value-type="string">
            <text:p text:style-name="P5"/>
          </table:table-cell>
          <table:table-cell table:style-name="Tabela1.C8" office:value-type="string">
            <text:p text:style-name="P5"/>
          </table:table-cell>
          <table:table-cell table:style-name="Tabela1.D8" office:value-type="string">
            <text:p text:style-name="P5"/>
          </table:table-cell>
        </table:table-row>
        <table:table-row table:style-name="Tabela1.1">
          <table:table-cell table:style-name="Tabela1.A9" office:value-type="string">
            <text:p text:style-name="P5"/>
          </table:table-cell>
          <table:table-cell table:style-name="Tabela1.B9" office:value-type="string">
            <text:p text:style-name="P5"/>
          </table:table-cell>
          <table:table-cell table:style-name="Tabela1.C9" office:value-type="string">
            <text:p text:style-name="P5"/>
          </table:table-cell>
          <table:table-cell table:style-name="Tabela1.D9" office:value-type="string">
            <text:p text:style-name="P5"/>
          </table:table-cell>
        </table:table-row>
        <table:table-row table:style-name="Tabela1.1">
          <table:table-cell table:style-name="Tabela1.A10" office:value-type="string">
            <text:p text:style-name="P5"/>
          </table:table-cell>
          <table:table-cell table:style-name="Tabela1.B10" office:value-type="string">
            <text:p text:style-name="P5"/>
          </table:table-cell>
          <table:table-cell table:style-name="Tabela1.C10" office:value-type="string">
            <text:p text:style-name="P5"/>
          </table:table-cell>
          <table:table-cell table:style-name="Tabela1.D10" office:value-type="string">
            <text:p text:style-name="P5"/>
          </table:table-cell>
        </table:table-row>
        <table:table-row table:style-name="Tabela1.1">
          <table:table-cell table:style-name="Tabela1.A11" office:value-type="string">
            <text:p text:style-name="P5"/>
          </table:table-cell>
          <table:table-cell table:style-name="Tabela1.B11" office:value-type="string">
            <text:p text:style-name="P5"/>
          </table:table-cell>
          <table:table-cell table:style-name="Tabela1.C11" office:value-type="string">
            <text:p text:style-name="P5"/>
          </table:table-cell>
          <table:table-cell table:style-name="Tabela1.D11" office:value-type="string">
            <text:p text:style-name="P5"/>
          </table:table-cell>
        </table:table-row>
        <table:table-row table:style-name="Tabela1.1">
          <table:table-cell table:style-name="Tabela1.A12" office:value-type="string">
            <text:p text:style-name="P5"/>
          </table:table-cell>
          <table:table-cell table:style-name="Tabela1.B12" office:value-type="string">
            <text:p text:style-name="P5"/>
          </table:table-cell>
          <table:table-cell table:style-name="Tabela1.C12" office:value-type="string">
            <text:p text:style-name="P5"/>
          </table:table-cell>
          <table:table-cell table:style-name="Tabela1.D12" office:value-type="string">
            <text:p text:style-name="P5"/>
          </table:table-cell>
        </table:table-row>
        <table:table-row table:style-name="Tabela1.1">
          <table:table-cell table:style-name="Tabela1.A13" office:value-type="string">
            <text:p text:style-name="P5"/>
          </table:table-cell>
          <table:table-cell table:style-name="Tabela1.B13" office:value-type="string">
            <text:p text:style-name="P5"/>
          </table:table-cell>
          <table:table-cell table:style-name="Tabela1.C13" office:value-type="string">
            <text:p text:style-name="P5"/>
          </table:table-cell>
          <table:table-cell table:style-name="Tabela1.D13" office:value-type="string">
            <text:p text:style-name="P5"/>
          </table:table-cell>
        </table:table-row>
        <table:table-row table:style-name="Tabela1.1">
          <table:table-cell table:style-name="Tabela1.A14" office:value-type="string">
            <text:p text:style-name="P5"/>
          </table:table-cell>
          <table:table-cell table:style-name="Tabela1.B14" office:value-type="string">
            <text:p text:style-name="P5"/>
          </table:table-cell>
          <table:table-cell table:style-name="Tabela1.C14" office:value-type="string">
            <text:p text:style-name="P5"/>
          </table:table-cell>
          <table:table-cell table:style-name="Tabela1.D14" office:value-type="string">
            <text:p text:style-name="P5"/>
          </table:table-cell>
        </table:table-row>
        <table:table-row table:style-name="Tabela1.1">
          <table:table-cell table:style-name="Tabela1.A15" office:value-type="string">
            <text:p text:style-name="P5"/>
          </table:table-cell>
          <table:table-cell table:style-name="Tabela1.B15" office:value-type="string">
            <text:p text:style-name="P5"/>
          </table:table-cell>
          <table:table-cell table:style-name="Tabela1.C15" office:value-type="string">
            <text:p text:style-name="P5"/>
          </table:table-cell>
          <table:table-cell table:style-name="Tabela1.D15" office:value-type="string">
            <text:p text:style-name="P5"/>
          </table:table-cell>
        </table:table-row>
      </table:table>
      <text:p text:style-name="P8"/>
      <text:p text:style-name="P38">Índice</text:p>
      <text:p text:style-name="P37"/>
      <text:section text:style-name="Sect2" text:name="Seção1">
        <text:table-of-content text:style-name="Sect1" text:name="Índice1">
          <text:table-of-content-source text:outline-level="1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span> </text:index-entry-span>
              <text:index-entry-text/>
              <text:index-entry-tab-stop style:type="left" style:position="0.776cm" style:leader-char=" 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span> </text:index-entry-span>
              <text:index-entry-text/>
              <text:index-entry-tab-stop style:type="left" style:position="1.552cm" style:leader-char=" 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span> </text:index-entry-span>
              <text:index-entry-text/>
              <text:index-entry-tab-stop style:type="left" style:position="2.223cm" style:leader-char=" 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link-start text:style-name="Index_20_Link_20__28_user_29_"/>
              <text:index-entry-page-number/>
              <text:index-entry-link-end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33"><text:span text:style-name="T16">1.<text:tab/>Introdução<text:tab/></text:span><text:a xlink:type="simple" xlink:href="#__RefHeading___Toc164834202" text:style-name="Index_20_Link_20__28_user_29_" text:visited-style-name="Index_20_Link_20__28_user_29_"><text:span text:style-name="T16">4</text:span></text:a></text:p>
            <text:p text:style-name="Contents_20_1"><text:span text:style-name="T11">2.<text:tab/>Escopo</text:span><text:span text:style-name="T16"><text:tab/></text:span><text:a xlink:type="simple" xlink:href="#__RefHeading___Toc164834203" text:style-name="Index_20_Link_20__28_user_29_" text:visited-style-name="Index_20_Link_20__28_user_29_"><text:span text:style-name="T16">4</text:span></text:a></text:p>
            <text:p text:style-name="Contents_20_1"><text:span text:style-name="T11">3.<text:tab/>Objetivos</text:span><text:span text:style-name="T16"><text:tab/></text:span><text:a xlink:type="simple" xlink:href="#__RefHeading___Toc164834204" text:style-name="Index_20_Link_20__28_user_29_" text:visited-style-name="Index_20_Link_20__28_user_29_"><text:span text:style-name="T16">4</text:span></text:a></text:p>
            <text:p text:style-name="Contents_20_1"><text:span text:style-name="T11">4.<text:tab/>Referências</text:span><text:span text:style-name="T16"><text:tab/></text:span><text:a xlink:type="simple" xlink:href="#__RefHeading___Toc164834205" text:style-name="Index_20_Link_20__28_user_29_" text:visited-style-name="Index_20_Link_20__28_user_29_"><text:span text:style-name="T16">4</text:span></text:a></text:p>
            <text:p text:style-name="Contents_20_1"><text:span text:style-name="T11">5.<text:tab/>Posicionamento</text:span><text:span text:style-name="T16"><text:tab/></text:span><text:a xlink:type="simple" xlink:href="#__RefHeading___Toc164834206" text:style-name="Index_20_Link_20__28_user_29_" text:visited-style-name="Index_20_Link_20__28_user_29_"><text:span text:style-name="T16">4</text:span></text:a></text:p>
            <text:p text:style-name="Contents_20_2"><text:span text:style-name="T11">5.1<text:tab/>Oportunidade de Negócios</text:span><text:span text:style-name="T16"><text:tab/></text:span><text:a xlink:type="simple" xlink:href="#__RefHeading___Toc164834207" text:style-name="Index_20_Link_20__28_user_29_" text:visited-style-name="Index_20_Link_20__28_user_29_"><text:span text:style-name="T16">4</text:span></text:a></text:p>
            <text:p text:style-name="Contents_20_2"><text:span text:style-name="T11">5.2<text:tab/>Descrição do Problema</text:span><text:span text:style-name="T16"><text:tab/></text:span><text:a xlink:type="simple" xlink:href="#__RefHeading___Toc164834208" text:style-name="Index_20_Link_20__28_user_29_" text:visited-style-name="Index_20_Link_20__28_user_29_"><text:span text:style-name="T16">4</text:span></text:a></text:p>
            <text:p text:style-name="Contents_20_2"><text:span text:style-name="T11">5.3<text:tab/>Sentença de Posição do Produto</text:span><text:span text:style-name="T16"><text:tab/></text:span><text:a xlink:type="simple" xlink:href="#__RefHeading___Toc164834209" text:style-name="Index_20_Link_20__28_user_29_" text:visited-style-name="Index_20_Link_20__28_user_29_"><text:span text:style-name="T16">5</text:span></text:a></text:p>
            <text:p text:style-name="Contents_20_1"><text:span text:style-name="T11">6.<text:tab/>Descrições dos Envolvidos e Usuários</text:span><text:span text:style-name="T16"><text:tab/></text:span><text:a xlink:type="simple" xlink:href="#__RefHeading___Toc164834210" text:style-name="Index_20_Link_20__28_user_29_" text:visited-style-name="Index_20_Link_20__28_user_29_"><text:span text:style-name="T16">5</text:span></text:a></text:p>
            <text:p text:style-name="Contents_20_2"><text:span text:style-name="T11">6.1<text:tab/>Resumo dos Envolvidos</text:span><text:span text:style-name="T16"><text:tab/></text:span><text:a xlink:type="simple" xlink:href="#__RefHeading___Toc164834211" text:style-name="Index_20_Link_20__28_user_29_" text:visited-style-name="Index_20_Link_20__28_user_29_"><text:span text:style-name="T16">5</text:span></text:a></text:p>
            <text:p text:style-name="Contents_20_2"><text:span text:style-name="T11">6.2<text:tab/>Resumo dos Usuários</text:span><text:span text:style-name="T16"><text:tab/></text:span><text:a xlink:type="simple" xlink:href="#__RefHeading___Toc164834212" text:style-name="Index_20_Link_20__28_user_29_" text:visited-style-name="Index_20_Link_20__28_user_29_"><text:span text:style-name="T16">5</text:span></text:a></text:p>
            <text:p text:style-name="Contents_20_2"><text:span text:style-name="T11">6.3<text:tab/>Principais Necessidades dos Usuários ou dos Envolvidos</text:span><text:span text:style-name="T16"><text:tab/></text:span><text:a xlink:type="simple" xlink:href="#__RefHeading___Toc164834213" text:style-name="Index_20_Link_20__28_user_29_" text:visited-style-name="Index_20_Link_20__28_user_29_"><text:span text:style-name="T16">5</text:span></text:a></text:p>
            <text:p text:style-name="Contents_20_3"><text:span text:style-name="T11">6.3.1<text:tab/>Controle do Caixa</text:span><text:span text:style-name="T16"><text:tab/></text:span><text:a xlink:type="simple" xlink:href="#__RefHeading___Toc164834214" text:style-name="Index_20_Link_20__28_user_29_" text:visited-style-name="Index_20_Link_20__28_user_29_"><text:span text:style-name="T16">6</text:span></text:a></text:p>
            <text:p text:style-name="Contents_20_3"><text:span text:style-name="T11">6.3.2<text:tab/>Segurança nas Transações Comerciais</text:span><text:span text:style-name="T16"><text:tab/></text:span><text:a xlink:type="simple" xlink:href="#__RefHeading___Toc164834215" text:style-name="Index_20_Link_20__28_user_29_" text:visited-style-name="Index_20_Link_20__28_user_29_"><text:span text:style-name="T16">6</text:span></text:a></text:p>
            <text:p text:style-name="Contents_20_3"><text:span text:style-name="T11">6.3.3<text:tab/>Fidelidade do Cliente</text:span><text:span text:style-name="T16"><text:tab/></text:span><text:a xlink:type="simple" xlink:href="#__RefHeading___Toc164834216" text:style-name="Index_20_Link_20__28_user_29_" text:visited-style-name="Index_20_Link_20__28_user_29_"><text:span text:style-name="T16">6</text:span></text:a></text:p>
            <text:p text:style-name="Contents_20_1"><text:span text:style-name="T11">7.<text:tab/>Visão Geral do Produto</text:span><text:span text:style-name="T16"><text:tab/></text:span><text:a xlink:type="simple" xlink:href="#__RefHeading___Toc164834217" text:style-name="Index_20_Link_20__28_user_29_" text:visited-style-name="Index_20_Link_20__28_user_29_"><text:span text:style-name="T16">6</text:span></text:a></text:p>
            <text:p text:style-name="Contents_20_2"><text:span text:style-name="T11">7.1<text:tab/>Perspectiva do produto</text:span><text:span text:style-name="T16"><text:tab/></text:span><text:a xlink:type="simple" xlink:href="#__RefHeading___Toc164834218" text:style-name="Index_20_Link_20__28_user_29_" text:visited-style-name="Index_20_Link_20__28_user_29_"><text:span text:style-name="T16">6</text:span></text:a></text:p>
            <text:p text:style-name="Contents_20_2"><text:span text:style-name="T11">7.2<text:tab/>Funções do produto</text:span><text:span text:style-name="T16"><text:tab/></text:span><text:a xlink:type="simple" xlink:href="#__RefHeading___Toc164834219" text:style-name="Index_20_Link_20__28_user_29_" text:visited-style-name="Index_20_Link_20__28_user_29_"><text:span text:style-name="T16">6</text:span></text:a></text:p>
            <text:p text:style-name="Contents_20_2"><text:span text:style-name="T11">7.3<text:tab/>Suposições e dependências</text:span><text:span text:style-name="T16"><text:tab/></text:span><text:a xlink:type="simple" xlink:href="#__RefHeading___Toc164834220" text:style-name="Index_20_Link_20__28_user_29_" text:visited-style-name="Index_20_Link_20__28_user_29_"><text:span text:style-name="T16">6</text:span></text:a></text:p>
            <text:p text:style-name="Contents_20_2"><text:span text:style-name="T11">7.4<text:tab/>Estimativa do Custo Inicial</text:span><text:span text:style-name="T16"><text:tab/></text:span><text:a xlink:type="simple" xlink:href="#__RefHeading___Toc164834221" text:style-name="Index_20_Link_20__28_user_29_" text:visited-style-name="Index_20_Link_20__28_user_29_"><text:span text:style-name="T16">6</text:span></text:a></text:p>
            <text:p text:style-name="Contents_20_2"><text:span text:style-name="T11">7.5<text:tab/>Restrições de Custo e Preço</text:span><text:span text:style-name="T16"><text:tab/></text:span><text:a xlink:type="simple" xlink:href="#__RefHeading___Toc164834222" text:style-name="Index_20_Link_20__28_user_29_" text:visited-style-name="Index_20_Link_20__28_user_29_"><text:span text:style-name="T16">7</text:span></text:a></text:p>
            <text:p text:style-name="Contents_20_2"><text:span text:style-name="T11">7.6<text:tab/>Precedência e Prioridade</text:span><text:span text:style-name="T16"><text:tab/></text:span><text:a xlink:type="simple" xlink:href="#__RefHeading___Toc164834223" text:style-name="Index_20_Link_20__28_user_29_" text:visited-style-name="Index_20_Link_20__28_user_29_"><text:span text:style-name="T16">7</text:span></text:a></text:p>
          </text:index-body>
        </text:table-of-content>
        <text:p text:style-name="P34"/>
      </text:section>
      <text:section text:style-name="Sect3" text:name="Seção2">
        <text:p text:style-name="P40"/>
        <text:p text:style-name="P39"/>
        <text:h text:style-name="P2" text:outline-level="1"><text:bookmark-start text:name="__RefHeading___Toc164834202"/>Introdução<text:bookmark-end text:name="__RefHeading___Toc164834202"/></text:h>
        <text:p text:style-name="P18"><text:span text:style-name="T6"><text:s/><text:line-break/></text:span><text:span text:style-name="T7">Com o aumento contínuo da população de animais domésticos nos grandes centros, percebeu-se que proporcionalmente a esse crescimento surgiram novas necessidades, como a acomodação, o habitat natural dos mesmo e a reprodução em cativeiro. Focamos nesse ultimo item, onde buscamos apresentar uma solução capaz de viabilizar a comunicação entre pessoas que desejam que seus animais domésticos procriem mesmo que seja de uma raça rara ou que </text:span><text:span text:style-name="T8">as características desejadas sejam difíceis de encontrar-se.</text:span><text:span text:style-name="T7"> <text:s/></text:span></text:p>
        <text:h text:style-name="P1" text:outline-level="1"><text:bookmark-start text:name="__RefHeading___Toc164834203"/>Escopo<text:bookmark-end text:name="__RefHeading___Toc164834203"/></text:h>
        <text:p text:style-name="Text_20_body"><text:span text:style-name="T6">Este projeto tem o foco na produção, análise e gerenciamento de requisitos ao longo do desenvolvimento dos projetos, garantindo a consistência dos mesmos e sua adequação às necessidades dos clientes.</text:span></text:p>
        <text:h text:style-name="P1" text:outline-level="1"><text:bookmark-start text:name="__RefHeading___Toc164834204"/>Objetivos<text:bookmark-end text:name="__RefHeading___Toc164834204"/></text:h>
        <text:p text:style-name="Text_20_body"><text:span text:style-name="T6">Este documento deve ser utilizado para uma melhor avaliação no desenvolvimento do software, possibilitando uma melhor noção das necessidades e características que serão descritas no documento de requisitos, para a posterior implementação. Dessa forma, o documento visa esclarecer os objetivos e decisões a serem tomadas na construção do sistema.</text:span></text:p>
        <text:h text:style-name="P1" text:outline-level="1"><text:bookmark-start text:name="__RefHeading___Toc164834205"/>Referências<text:bookmark-end text:name="__RefHeading___Toc164834205"/></text:h>
        <text:p text:style-name="P9">Manuais de Instruções de outros Softwares.</text:p>
        <text:p text:style-name="P9">Laboratório de Computação Semântica:</text:p>
        <text:p text:style-name="P9">http://www.inf.ufsc.br/~gauthier/InWebs/TemasWS.htm</text:p>
        <text:h text:style-name="P1" text:outline-level="1"><text:bookmark-start text:name="__RefHeading___Toc164834206"/>Posicionamento<text:bookmark-end text:name="__RefHeading___Toc164834206"/></text:h>
        <text:h text:style-name="Heading_20_2" text:outline-level="2"><text:bookmark-start text:name="__RefHeading___Toc164834207"/><text:span text:style-name="T6">Oportunidade de Negócios</text:span><text:bookmark-end text:name="__RefHeading___Toc164834207"/></text:h>
        <text:p text:style-name="Text_20_body"><text:span text:style-name="T6">Apesar da grande quantidade de softwares existentes para a área de Supermercados, percebemos uma brecha comercial no que se refere a mercados de pequeno porte, principalmente nas pequenas cidades do interior do estado.</text:span></text:p>
        <text:p text:style-name="P14">Contudo, vimos a oportunidade de adentrarmos neste setor, utilizando-se de um sistema simples e barato que possa suprimir as necessidades dos clientes.</text:p>
        <text:h text:style-name="P28" text:outline-level="2"><text:bookmark-start text:name="__RefHeading___Toc164834208"/>Descrição do Problema<text:bookmark-end text:name="__RefHeading___Toc164834208"/></text:h>
        <text:p text:style-name="Text_20_body"><text:span text:style-name="T6">Descrição do problema que deve ser resolvido pelo SICC:</text:span></text:p>
        <text:p text:style-name="P14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20">O problema</text:p>
            </table:table-cell>
            <table:table-cell table:style-name="Tabela2.B1" office:value-type="string">
              <text:p text:style-name="Text_20_body"><text:span text:style-name="T6">Controlar de forma confiável a movimentação no caixa</text:span></text:p>
            </table:table-cell>
          </table:table-row>
          <table:table-row table:style-name="Tabela2.1">
            <table:table-cell table:style-name="Tabela2.A2" office:value-type="string">
              <text:p text:style-name="P20">afeta</text:p>
            </table:table-cell>
            <table:table-cell table:style-name="Tabela2.B2" office:value-type="string">
              <text:p text:style-name="P14">Diretamente no controle financeiro</text:p>
            </table:table-cell>
          </table:table-row>
          <table:table-row table:style-name="Tabela2.1">
            <table:table-cell table:style-name="Tabela2.A2" office:value-type="string">
              <text:p text:style-name="P20">cujo impacto é</text:p>
            </table:table-cell>
            <table:table-cell table:style-name="Tabela2.B3" office:value-type="string">
              <text:p text:style-name="P14">Desinformação financeira dos lucros e da venda de produtos </text:p>
            </table:table-cell>
          </table:table-row>
          <table:table-row table:style-name="Tabela2.1">
            <table:table-cell table:style-name="Tabela2.A2" office:value-type="string">
              <text:p text:style-name="P21">uma boa solução seria</text:p>
            </table:table-cell>
            <table:table-cell table:style-name="Tabela2.B4" office:value-type="string">
              <text:p text:style-name="P14">Implantar um sistema, que informe com exatidão a entrada dos lucros e as vendas, o que também ajudaria na reposição dos produtos.</text:p>
            </table:table-cell>
          </table:table-row>
        </table:table>
        <text:h text:style-name="P29" text:outline-level="2"><text:soft-page-break/></text:h>
        <text:h text:style-name="P28" text:outline-level="2"><text:bookmark-start text:name="__RefHeading___Toc164834209"/>Sentença de Posição do Produto<text:bookmark-end text:name="__RefHeading___Toc164834209"/></text:h>
        <text:p text:style-name="P14">Breve descrição do produto:</text:p>
        <text:p text:style-name="P14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20">Para</text:p>
            </table:table-cell>
            <table:table-cell table:style-name="Tabela3.B1" office:value-type="string">
              <text:p text:style-name="P14">Mercados de pequeno porte e outros estabelecimentos comerciais com características semelhantes.</text:p>
            </table:table-cell>
          </table:table-row>
          <table:table-row table:style-name="Tabela3.1">
            <table:table-cell table:style-name="Tabela3.A2" office:value-type="string">
              <text:p text:style-name="P19"><text:span text:style-name="T6">O SICC</text:span></text:p>
            </table:table-cell>
            <table:table-cell table:style-name="Tabela3.B2" office:value-type="string">
              <text:p text:style-name="Text_20_body"><text:span text:style-name="T6">é um sistema de gerenciamento de vendas.</text:span></text:p>
            </table:table-cell>
          </table:table-row>
          <table:table-row table:style-name="Tabela3.1">
            <table:table-cell table:style-name="Tabela3.A2" office:value-type="string">
              <text:p text:style-name="P20">Que</text:p>
            </table:table-cell>
            <table:table-cell table:style-name="Tabela3.B3" office:value-type="string">
              <text:p text:style-name="Text_20_body"><text:span text:style-name="T6">garante o controle de entrada de lucros e vendas.</text:span></text:p>
            </table:table-cell>
          </table:table-row>
          <table:table-row table:style-name="Tabela3.1">
            <table:table-cell table:style-name="Tabela3.A2" office:value-type="string">
              <text:p text:style-name="P20">Diferente de</text:p>
            </table:table-cell>
            <table:table-cell table:style-name="Tabela3.B4" office:value-type="string">
              <text:p text:style-name="P14">Programas que integram várias aplicações</text:p>
            </table:table-cell>
          </table:table-row>
          <table:table-row table:style-name="Tabela3.1">
            <table:table-cell table:style-name="Tabela3.A5" office:value-type="string">
              <text:p text:style-name="P21">Nosso produto</text:p>
            </table:table-cell>
            <table:table-cell table:style-name="Tabela3.B5" office:value-type="string">
              <text:p text:style-name="P14">é específico e simples</text:p>
            </table:table-cell>
          </table:table-row>
        </table:table>
        <text:p text:style-name="P14"/>
        <text:p text:style-name="Text_20_body"><text:span text:style-name="T6">O SICC colocará a nossa empresa numa posição pioneira no desenvolvimento de aplicativos para mercados de pequeno porte no estado.</text:span></text:p>
        <text:h text:style-name="P1" text:outline-level="1"><text:bookmark-start text:name="__RefHeading___Toc164834210"/>Descrições dos Envolvidos e Usuários<text:bookmark-end text:name="__RefHeading___Toc164834210"/></text:h>
        <text:p text:style-name="P14">Os principais envolvidos neste projeto estão descritos abaixo.</text:p>
        <text:h text:style-name="P28" text:outline-level="2"><text:bookmark-start text:name="__RefHeading___Toc164834211"/>Resumo dos Envolvidos<text:bookmark-end text:name="__RefHeading___Toc164834211"/></text:h>
        <text:p text:style-name="Text_20_body"><text:span text:style-name="T6">Os envolvidos que se interessam em empenhar-se nesse projeto, são os desenvolvedores, que identificamos uma oportunidade de explorá-la, os empresários ou proprietários de negócios de pequeno porte (as quais nós temos conhecimento em nossa região), e os consumidores que terão uma maior precisão e descrição dos produtos, mais rapidez no atendimento e consequentemente satisfação para ambas as partes.</text:span></text:p>
        <text:h text:style-name="P28" text:outline-level="2"><text:bookmark-start text:name="__RefHeading___Toc164834212"/>Resumo dos Usuários<text:bookmark-end text:name="__RefHeading___Toc164834212"/></text:h>
        <text:p text:style-name="P14">Apresente uma lista resumida de todos os usuários identificados.</text:p>
        <text:p text:style-name="P14"/>
        <table:table table:name="Tabela4" table:style-name="Tabela4">
          <table:table-column table:style-name="Tabela4.A" table:number-columns-repeated="3"/>
          <table:table-column table:style-name="Tabela4.D"/>
          <table:table-row table:style-name="Tabela4.1">
            <table:table-cell table:style-name="Tabela4.A1" office:value-type="string">
              <text:p text:style-name="P16">Nome</text:p>
            </table:table-cell>
            <table:table-cell table:style-name="Tabela4.A1" office:value-type="string">
              <text:p text:style-name="P16">Descrição</text:p>
            </table:table-cell>
            <table:table-cell table:style-name="Tabela4.A1" office:value-type="string">
              <text:p text:style-name="P16">Responsabilidades</text:p>
            </table:table-cell>
            <table:table-cell table:style-name="Tabela4.D1" office:value-type="string">
              <text:p text:style-name="P16">Envolvidos</text:p>
            </table:table-cell>
          </table:table-row>
          <table:table-row table:style-name="Tabela4.1">
            <table:table-cell table:style-name="Tabela4.A2" office:value-type="string">
              <text:p text:style-name="P15">Administrador</text:p>
            </table:table-cell>
            <table:table-cell table:style-name="Tabela4.B2" office:value-type="string">
              <text:p text:style-name="P17"><text:span text:style-name="T6">Administrador do Terminal de Gerenciamento (permissão ilimitada).</text:span></text:p>
            </table:table-cell>
            <table:table-cell table:style-name="Tabela4.C2" office:value-type="string">
              <text:p text:style-name="P17"><text:span text:style-name="T6">- Inclusão e exclusão no sistema</text:span></text:p>
              <text:p text:style-name="P17"><text:span text:style-name="T6">- Fazer backup</text:span></text:p>
              <text:p text:style-name="P17"><text:span text:style-name="T6">- Imprimir Relatórios</text:span></text:p>
            </table:table-cell>
            <table:table-cell table:style-name="Tabela4.D2" office:value-type="string">
              <text:p text:style-name="P17"><text:span text:style-name="T6">Consultor técnico e Funcionários representam os interesses dos administradores.</text:span></text:p>
            </table:table-cell>
          </table:table-row>
          <table:table-row table:style-name="Tabela4.1">
            <table:table-cell table:style-name="Tabela4.A3" office:value-type="string">
              <text:p text:style-name="P17"><text:span text:style-name="T6">Operador de Caixa.</text:span></text:p>
            </table:table-cell>
            <table:table-cell table:style-name="Tabela4.B3" office:value-type="string">
              <text:p text:style-name="P15">Funcionário que tenha permissão (senha) limitada (restrição) para a utilização do sistema.</text:p>
            </table:table-cell>
            <table:table-cell table:style-name="Tabela4.C3" office:value-type="string">
              <text:p text:style-name="P17"><text:span text:style-name="T6">- Realiza vendas</text:span></text:p>
              <text:p text:style-name="P15"/>
            </table:table-cell>
            <table:table-cell table:style-name="Tabela4.D3" office:value-type="string">
              <text:p text:style-name="P17"><text:span text:style-name="T6">Consultor técnico e Funcionários.</text:span></text:p>
            </table:table-cell>
          </table:table-row>
          <table:table-row table:style-name="Tabela4.1">
            <table:table-cell table:style-name="Tabela4.A4" office:value-type="string">
              <text:p text:style-name="P15">Cliente do Mercado</text:p>
            </table:table-cell>
            <table:table-cell table:style-name="Tabela4.B4" office:value-type="string">
              <text:p text:style-name="P15">Consulta num terminal os preços e as promoções disponíveis no momento</text:p>
            </table:table-cell>
            <table:table-cell table:style-name="Tabela4.C4" office:value-type="string">
              <text:p text:style-name="P15">- Não possui responsabilidades</text:p>
            </table:table-cell>
            <table:table-cell table:style-name="Tabela4.D4" office:value-type="string">
              <text:p text:style-name="P15">Funcionário e Empresário</text:p>
            </table:table-cell>
          </table:table-row>
        </table:table>
        <text:p text:style-name="P14"/>
        <text:p text:style-name="P14"/>
        <text:h text:style-name="P28" text:outline-level="2"><text:bookmark-start text:name="__RefHeading___Toc164834213"/><text:soft-page-break/>Principais Necessidades dos Usuários ou dos Envolvidos<text:bookmark-end text:name="__RefHeading___Toc164834213"/></text:h>
        <text:p text:style-name="Text_20_body"><text:span text:style-name="T6">Estão descritas abaixo as principais necessidades dos usuários do Programa Para Pequenos Negócios.</text:span></text:p>
        <text:p text:style-name="P14"/>
        <text:h text:style-name="P22" text:outline-level="3"><text:bookmark-start text:name="__RefHeading___Toc164834214"/>Controle do Caixa<text:bookmark-end text:name="__RefHeading___Toc164834214"/></text:h>
        <text:p text:style-name="P14"/>
        <text:p text:style-name="Text_20_body"><text:span text:style-name="T6">Ter com precisão o fluxo de saída de mercadorias e da entrada de capital na empresa, como também poder manter toda essa movimentação salva em backup’s diários gerados diariamente pelo sistema.</text:span></text:p>
        <text:p text:style-name="P14"/>
        <text:h text:style-name="Heading_20_3" text:outline-level="3"><text:bookmark-start text:name="OLE_LINK1"/><text:bookmark-start text:name="__RefHeading___Toc164834215"/><text:bookmark-start text:name="OLE_LINK2"/><text:span text:style-name="T6">Segurança nas Transações Comerciais</text:span><text:bookmark-end text:name="__RefHeading___Toc164834215"/></text:h>
        <text:p text:style-name="P14"><text:bookmark-end text:name="OLE_LINK1"/><text:bookmark-end text:name="OLE_LINK2"/></text:p>
        <text:p text:style-name="Text_20_body"><text:span text:style-name="T6">Os usuários do SICC querem ter um maior controle e segurança na entrada de seus lucros e na saída dos produtos e dando maior confiança aos seus clientes.</text:span></text:p>
        <text:p text:style-name="P14"/>
        <text:h text:style-name="P22" text:outline-level="3"><text:bookmark-start text:name="__RefHeading___Toc164834216"/>Fidelidade do Cliente<text:bookmark-end text:name="__RefHeading___Toc164834216"/></text:h>
        <text:p text:style-name="P14"/>
        <text:p text:style-name="Text_20_body"><text:span text:style-name="T6">O empresário deseja ter informações sobre o perfil dos seus clientes para poder oferecer um serviço de atendimento personalizado, onde ele lhe envia os preços dos produtos e as promoções do momento.</text:span></text:p>
        <text:p text:style-name="P14"/>
        <text:h text:style-name="P1" text:outline-level="1"><text:bookmark-start text:name="__RefHeading___Toc164834217"/>Visão Geral do Produto<text:bookmark-end text:name="__RefHeading___Toc164834217"/></text:h>
        <text:p text:style-name="Text_20_body"><text:span text:style-name="T6">Esta seção oferece uma visão de nível superior dos recursos do produto.</text:span></text:p>
        <text:h text:style-name="P28" text:outline-level="2"><text:bookmark-start text:name="__RefHeading___Toc164834218"/>Perspectiva do produto<text:bookmark-end text:name="__RefHeading___Toc164834218"/></text:h>
        <text:p text:style-name="Text_20_body"><text:span text:style-name="T6">A nossa perspectiva é que o SICC atenda as necessidades dos pequenos lojistas e que tenha uma boa aceitação no mercado, consequentemente popularizando-se, o que deixará nossa empresa reconhecida e valorizada.</text:span></text:p>
        <text:h text:style-name="P28" text:outline-level="2"><text:bookmark-start text:name="__RefHeading___Toc164834219"/>Funções do produto<text:bookmark-end text:name="__RefHeading___Toc164834219"/></text:h>
        <text:p text:style-name="Text_20_body"><text:span text:style-name="T6">Cadastrar os clientes de uma loja, cadastrar os produtos, controlar com exatidão a entrada de capital, ter relatórios das suas transações para melhores investimentos, pesquisar preços através de terminal, informar perfil dos clientes, facilitar o atendimento agilizando o mesmo.</text:span></text:p>
        <text:h text:style-name="P28" text:outline-level="2"><text:bookmark-start text:name="__RefHeading___Toc164834220"/>Suposições e dependências<text:bookmark-end text:name="__RefHeading___Toc164834220"/></text:h>
        <text:p text:style-name="Text_20_body"><text:span text:style-name="T6">O escopo das funcionalidades pode aumentar, caso o cliente deseje reavaliar os requisitos do sistema. Caso as solicitações do cliente sejam realmente necessárias, poderemos ver a possibilidade de adaptar ou criar uma versão mais personificada.</text:span></text:p>
        <text:h text:style-name="P28" text:outline-level="2"><text:bookmark-start text:name="__RefHeading___Toc164834221"/>Estimativa do Custo Inicial<text:bookmark-end text:name="__RefHeading___Toc164834221"/></text:h>
        <text:p text:style-name="Text_20_body"><text:span text:style-name="T6">Estimativas em relação ao custo, é de aquisição das máquinas que serão necessárias para a utilização do software e que também poderão variar dependendo da necessidade do estabelecimento comercial, e desenvolvimento do sistema, avaliamos um valor para a utilização mensal do programa que será estabelecido num contrato. O valor a ser pago poderá ser negociado a partir do tempo de utilização do mesmo. Visamos um preço baixo, pois o nosso alvo são pequenos empreendimentos, e não possuem grande capital. Além disso, queremos ganhar popularidade e consequentemente conquistar novos clientes, o que é mais um motivo para o baixo custo da utilização do SICC.</text:span></text:p>
        <text:p text:style-name="P14"/>
        <text:p text:style-name="Text_20_body"><text:soft-page-break/><text:span text:style-name="T6">Esta estimativa inicial deve ser levada em consideração para a elaboração da proposta comercial enviada ao cliente. Nesta proposta pode-se levar em consideração todos ou e penas alguns dos parâmetros abaixo, de acordo com o que o gerente considerar mais relevante.</text:span></text:p>
        <text:p text:style-name="P14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14">Oportunidade de Mercado</text:p>
            </table:table-cell>
            <table:table-cell table:style-name="Tabela5.B1" office:value-type="string">
              <text:p text:style-name="Text_20_body"><text:span text:style-name="T6">O nosso sistema irá proporcionar as empresas que o adotarem, a automatização que vai agilizar o seu atendimento, e monitorar as vendas, o que trará informações para controlar a quantidade de produtos que saem e fazer novos pedidos.</text:span></text:p>
            </table:table-cell>
          </table:table-row>
          <table:table-row table:style-name="Tabela5.1">
            <table:table-cell table:style-name="Tabela5.A2" office:value-type="string">
              <text:p text:style-name="P14">Incerteza da Estimativa do Custo</text:p>
            </table:table-cell>
            <table:table-cell table:style-name="Tabela5.B2" office:value-type="string">
              <text:p text:style-name="Text_20_body"><text:span text:style-name="T6">Não há uma certeza quanto aos custos, mas temos certeza que o produto não terá um preço alto pela sua utilização, pois o nosso alvo são empreendimentos de pequeno porte, e que não possui muito capital. No mais, enfrentaremos barreias de aceitação e de mudança, que serão transpostos pelas propostas de baixo custo.</text:span></text:p>
            </table:table-cell>
          </table:table-row>
          <table:table-row table:style-name="Tabela5.1">
            <table:table-cell table:style-name="Tabela5.A3" office:value-type="string">
              <text:p text:style-name="P14">Condições Contratuais</text:p>
            </table:table-cell>
            <table:table-cell table:style-name="Tabela5.B3" office:value-type="string">
              <text:p text:style-name="Text_20_body"><text:span text:style-name="T6">As condições de contrato serão determinadas a partir do tempo de utilização do sistema. Caso o cliente deseje adicionar algumas especificações no sistema será elaborado novas cláusulas no contrato referentes as exigências do cliente.</text:span></text:p>
            </table:table-cell>
          </table:table-row>
          <table:table-row table:style-name="Tabela5.1">
            <table:table-cell table:style-name="Tabela5.A4" office:value-type="string">
              <text:p text:style-name="P14">Volatilidade dos Requisitos</text:p>
            </table:table-cell>
            <table:table-cell table:style-name="Tabela5.B4" office:value-type="string">
              <text:p text:style-name="Text_20_body"><text:span text:style-name="T6">Com base no termo aditivo e na alta volatilidade dos requisitos, especialmente quanto aos reqisitos não funcionais. A proposta comercial pode, inicialmente, indicar um preço mais baixo para ganhar o contrato e depois cobrar por cada mudança nos requisitos.</text:span></text:p>
            </table:table-cell>
          </table:table-row>
          <table:table-row table:style-name="Tabela5.1">
            <table:table-cell table:style-name="Tabela5.A5" office:value-type="string">
              <text:p text:style-name="P14">Saúde Financeira</text:p>
            </table:table-cell>
            <table:table-cell table:style-name="Tabela5.B5" office:value-type="string">
              <text:p text:style-name="Text_20_body"><text:span text:style-name="T6">Por ser uma empresa nova no mercado, nossa saúde financeira ainda é insuficiente para equilibrar as despesas. Portanto a proposta comercial pode indicar uma menor margem de lucro para que a mesma possa equilibrar as despesas.</text:span></text:p>
            </table:table-cell>
          </table:table-row>
        </table:table>
        <text:h text:style-name="P28" text:outline-level="2"><text:bookmark-start text:name="__RefHeading___Toc164834222"/>Restrições de Custo e Preço<text:bookmark-end text:name="__RefHeading___Toc164834222"/></text:h>
        <text:p text:style-name="P14"/>
        <text:p text:style-name="Text_20_body"><text:span text:style-name="T6">Não existe custo para a utilização do SICC, por pessoas físicas, jurídicas ou qualquer atividade comercial.</text:span></text:p>
        <text:h text:style-name="P28" text:outline-level="2"><text:bookmark-start text:name="__RefHeading___Toc164834223"/>Precedência e Prioridade<text:bookmark-end text:name="__RefHeading___Toc164834223"/></text:h>
        <text:p text:style-name="Standard"><text:span text:style-name="T1">As seguintes funcionalidades são apenas desejáveis pelo cliente e não devem ser priorizadas no projeto:</text:span></text:p>
        <text:list xml:id="list2366150033" text:style-name="WW8Num2">
          <text:list-item>
            <text:p text:style-name="P11"><text:span text:style-name="T1">Cadastro para controle de funcionários</text:span></text:p>
          </text:list-item>
          <text:list-item>
            <text:p text:style-name="P7">Acesso remoto do estoque via internet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(W1)" fo:font-family="'Times New (W1)', 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text-align="center" style:justify-single-word="false" fo:orphans="0" fo:widows="0" fo:hyphenation-ladder-count="no-limit" style:text-autospace="none"/>
      <style:text-properties style:font-name="Arial" fo:font-family="Arial" style:font-family-generic="swiss" style:font-pitch="variable" fo:font-size="18pt" fo:language="en" fo:country="US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82cm" loext:contextual-spacing="false" fo:keep-with-next="always"/>
      <style:text-properties style:font-name="Arial" fo:font-family="Arial" style:font-family-generic="swiss" style:font-pitch="variable" fo:font-size="12pt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212cm" fo:margin-bottom="0.212cm" loext:contextual-spacing="false" fo:text-indent="-1.016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text-align="start" style:justify-single-word="false" fo:text-indent="-1.27cm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423cm" fo:margin-bottom="0.106cm" loext:contextual-spacing="false" fo:text-indent="0cm" style:auto-text-indent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_20__28_user_29_" style:display-name="Table Contents (user)" style:family="paragraph" style:parent-style-name="Text_20_body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0.776cm"/>
          <style:tab-stop style:position="15.222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language="zxx" fo:country="none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5.222cm" style:type="right" style:leader-style="dotted" style:leader-text="."/>
        </style:tab-stops>
      </style:paragraph-properties>
      <style:text-properties fo:font-variant="small-caps" style:font-name="Arial" fo:font-family="Arial" style:font-family-generic="swiss" style:font-pitch="variable" fo:language="zxx" fo:country="none" style:font-name-complex="Arial" style:font-family-complex="Arial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>
        <style:tab-stops>
          <style:tab-stop style:position="2.223cm"/>
          <style:tab-stop style:position="15.22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fo:language="zxx" fo:country="none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MM10_5f_Cabecalho_5f_Tabela" style:display-name="CMM10_Cabecalho_Tabela" style:family="paragraph" style:parent-style-name="Standard">
      <style:text-properties style:font-name="Arial (W1)" fo:font-family="'Arial (W1)', 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CMM10_5f_Titulo_5f_Capa" style:display-name="CMM10_Titulo_Capa" style:family="paragraph" style:parent-style-name="Standard">
      <style:paragraph-properties fo:margin-left="5.001cm" fo:margin-right="0cm" fo:text-indent="0cm" style:auto-text-indent="false"/>
      <style:text-properties style:font-name="Arial" fo:font-family="Arial" style:font-family-generic="swiss" style:font-pitch="variable" fo:font-size="28pt" fo:font-weight="bold" style:font-size-asian="28pt" style:font-weight-asian="bold" style:font-name-complex="Arial" style:font-family-complex="Arial" style:font-family-generic-complex="swiss" style:font-pitch-complex="variable"/>
    </style:style>
    <style:style style:name="CMM10_5f_Titulo" style:display-name="CMM10_Titulo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PSC_5f_Tabela_5f_Cabecalho" style:display-name="PSC_Tabela_Cabecalho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0pt" style:font-style-complex="italic"/>
    </style:style>
    <style:style style:name="PSC_5f_Referencia" style:display-name="PSC_Referencia" style:family="paragraph" style:parent-style-name="Standard"/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/>
    </style:style>
    <style:style style:name="Apendice" style:family="paragraph" style:parent-style-name="Heading_20_1" style:default-outline-level="" style:list-style-name="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14.646cm" style:type="right" style:leader-style="dotted" style:leader-text="."/>
        </style:tab-stops>
      </style:paragraph-properties>
      <style:text-properties fo:font-size="16pt" fo:language="zxx" fo:country="none" fo:font-weight="normal" style:font-size-asian="16pt" style:font-weight-asian="normal" style:font-size-complex="16pt" style:font-weight-complex="normal"/>
    </style:style>
    <style:style style:name="Atividade" style:family="paragraph" style:parent-style-name="Standard">
      <style:paragraph-properties fo:text-align="center" style:justify-single-word="false"/>
      <style:text-properties style:font-name="Arial (W1)" fo:font-family="'Arial (W1)', Arial" style:font-family-generic="swiss" style:font-pitch="variable" fo:font-size="12pt" fo:font-weight="bold" style:font-size-asian="12pt" style:font-weight-asian="bold" style:font-name-complex="Arial (W1)" style:font-family-complex="'Arial (W1)', Arial" style:font-family-generic-complex="swiss" style:font-pitch-complex="variable" style:font-weight-complex="bold"/>
    </style:style>
    <style:style style:name="InfoBlue" style:family="paragraph" style:parent-style-name="Standard" style:next-style-name="Text_20_body">
      <style:paragraph-properties fo:margin-top="0cm" fo:margin-bottom="0.212cm" loext:contextual-spacing="false" style:line-height-at-least="0.423cm" fo:text-align="start" style:justify-single-word="false" fo:orphans="0" fo:widows="0" fo:hyphenation-ladder-count="no-limit" style:text-autospace="none">
        <style:tab-stops>
          <style:tab-stop style:position="0.953cm"/>
          <style:tab-stop style:position="2.223cm"/>
        </style:tab-stops>
      </style:paragraph-properties>
      <style:text-properties fo:color="#0000ff" style:font-name="Times New Roman" fo:font-family="'Times New Roman'" style:font-family-generic="roman" style:font-pitch="variable" fo:font-size="10pt" fo:language="en" fo:country="US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 fo:hyphenation-remain-char-count="2" fo:hyphenation-push-char-count="2"/>
    </style:style>
    <style:style style:name="Estilo_20_Título_20_1" style:display-name="Estilo Título 1" style:family="paragraph" style:parent-style-name="Standard" style:next-style-name="Standard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WW-Fonte_20_parág._20_padrão" style:display-name="WW-Fonte parág. padrão" style:family="text"/>
    <style:style style:name="Page_20_Number" style:display-name="Page Number" style:family="text" style:parent-style-name="WW-Fonte_20_parág._20_padrão"/>
    <style:style style:name="Numbering_20_Symbols_20__28_user_29_" style:display-name="Numbering Symbols (user)" style:family="text"/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WW8Num2z3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66cm" fo:text-indent="-1.016cm" fo:margin-left="1.26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66cm" fo:text-indent="-1.016cm" fo:margin-left="1.26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7" style:family="table">
      <style:table-properties style:width="16.078cm" fo:margin-left="-0.162cm" table:align="left" style:may-break-between-rows="false" style:writing-mode="lr-tb"/>
    </style:style>
    <style:style style:name="Tabela7.A" style:family="table-column">
      <style:table-column-properties style:column-width="3.664cm"/>
    </style:style>
    <style:style style:name="Tabela7.B" style:family="table-column">
      <style:table-column-properties style:column-width="12.414cm"/>
    </style:style>
    <style:style style:name="Tabela7.1" style:family="table-row">
      <style:table-row-properties style:min-row-height="2.143cm" fo:keep-together="always"/>
    </style:style>
    <style:style style:name="Tabela7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191cm"/>
    </style:style>
    <style:style style:name="Tabela6.B" style:family="table-column">
      <style:table-column-properties style:column-width="6.251cm"/>
    </style:style>
    <style:style style:name="Tabela6.C" style:family="table-column">
      <style:table-column-properties style:column-width="5.29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Arial" fo:font-size="12pt" fo:font-weight="bold" style:font-size-asian="12pt" style:font-weight-asian="bold" style:font-name-complex="Arial"/>
    </style:style>
    <style:style style:name="MP3" style:family="paragraph" style:parent-style-name="Header">
      <style:paragraph-properties fo:text-align="end" style:justify-single-word="false"/>
      <style:text-properties style:font-name="Arial" fo:font-size="12pt" style:font-size-asian="12pt" style:font-name-complex="Arial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123345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3.175cm" fo:margin-right="2.33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>
        <style:header-footer-properties fo:min-height="1.291cm" fo:margin-top="1.19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49cm" fo:margin-bottom="1.249cm" fo:margin-left="3.175cm" fo:margin-right="2.83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>
        <style:header-footer-properties fo:min-height="1.291cm" fo:margin-top="1.192cm" style:dynamic-spacing="true"/>
      </style:footer-style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draw:frame draw:style-name="Mfr1" draw:name="Figura1" text:anchor-type="as-char" svg:width="2.879cm" svg:height="2.75cm" draw:z-index="2"><draw:image xlink:href="Pictures/10000000000000940000008D873E296C9D81C047.jpg" xlink:type="simple" xlink:show="embed" xlink:actuate="onLoad" loext:mime-type="image/jpeg"/></draw:frame></text:p>
            </table:table-cell>
            <table:table-cell table:style-name="Tabela7.A1" office:value-type="string">
              <text:p text:style-name="MP2"><text:span text:style-name="MT1">ILovePet</text:span> – <text:span text:style-name="MT1">Relacionamento para Animais Domésticos</text:span></text:p>
              <text:p text:style-name="MP2"/>
              <text:p text:style-name="MP3">Visão do Negócio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4">Confidencial</text:p>
            </table:table-cell>
            <table:table-cell table:style-name="Tabela6.A1" office:value-type="string">
              <text:p text:style-name="MP5"><text:span text:style-name="MT1">ILovePet</text:span> – <text:span text:style-name="MT1">Relacionameto para <text:s/>Animais Domésticos</text:span></text:p>
            </table:table-cell>
            <table:table-cell table:style-name="Tabela6.A1" office:value-type="string">
              <text:p text:style-name="MP6">Pag.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ISTÓRICO DAS REVISÕES</dc:title>
    <dc:subject/>
    <meta:keyword/>
    <dc:description/>
    <meta:initial-creator>Andre</meta:initial-creator>
    <meta:creation-date>2007-04-11T23:19:00</meta:creation-date>
    <dc:date>2018-08-31T01:18:56.706064788</dc:date>
    <meta:print-date>2005-07-15T17:01:00</meta:print-date>
    <meta:editing-cycles>109</meta:editing-cycles>
    <meta:editing-duration>PT15H31M2S</meta:editing-duration>
    <meta:document-statistic meta:table-count="7" meta:image-count="1" meta:object-count="0" meta:page-count="8" meta:paragraph-count="143" meta:word-count="1377" meta:character-count="9014" meta:non-whitespace-character-count="7791"/>
    <meta:generator>LibreOffice/6.0.3.2$Linux_X86_64 LibreOffice_project/00m0$Build-2</meta:generator>
  </office:meta>
</office:document-meta>
</file>